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47mm"/>
    </style:style>
    <style:style style:name="co4" style:family="table-column">
      <style:table-column-properties fo:break-before="auto" style:column-width="43.11mm"/>
    </style:style>
    <style:style style:name="co5" style:family="table-column">
      <style:table-column-properties fo:break-before="auto" style:column-width="26.78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-ranges="Sheet1.A1:Sheet1.D43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2" table:number-columns-repeated="2" table:default-cell-style-name="ce6"/>
        <table:table-column table:style-name="co5" table:default-cell-style-name="ce6"/>
        <table:table-column table:style-name="co2" table:number-columns-repeated="2" table:default-cell-style-name="ce6"/>
        <table:table-row table:style-name="ro2">
          <table:table-cell table:style-name="ce4" office:value-type="string" calcext:value-type="string" table:number-columns-spanned="4" table:number-rows-spanned="1">
            <text:p>Full GPIO Pinouts</text:p>
          </table:table-cell>
          <table:covered-table-cell table:number-columns-repeated="3" table:style-name="Default"/>
          <table:table-cell table:style-name="Default" table:number-columns-repeated="5"/>
        </table:table-row>
        <table:table-row table:style-name="ro4">
          <table:table-cell table:style-name="Default" table:number-columns-repeated="9"/>
        </table:table-row>
        <table:table-row table:style-name="ro4">
          <table:table-cell table:style-name="ce5" office:value-type="string" calcext:value-type="string">
            <text:p>Board Pin</text:p>
          </table:table-cell>
          <table:table-cell table:style-name="ce5" office:value-type="string" calcext:value-type="string">
            <text:p>GPIO Pin</text:p>
          </table:table-cell>
          <table:table-cell table:style-name="ce5" office:value-type="string" calcext:value-type="string">
            <text:p>Ribbon Cable Colour</text:p>
          </table:table-cell>
          <table:table-cell table:style-name="ce5" office:value-type="string" calcext:value-type="string">
            <text:p>Function</text:p>
          </table:table-cell>
          <table:table-cell table:style-name="ce5" table:number-columns-repeated="3"/>
          <table:table-cell table:style-name="Default"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.3 V</text:p>
          </table:table-cell>
          <table:table-cell table:number-columns-repeated="4"/>
          <table:table-cell table:style-name="Default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5 V</text:p>
          </table:table-cell>
          <table:table-cell table:number-columns-repeated="4"/>
          <table:table-cell table:style-name="Default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SDA1, I2C</text:p>
          </table:table-cell>
          <table:table-cell table:number-columns-repeated="4"/>
          <table:table-cell table:style-name="Default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5 V</text:p>
          </table:table-cell>
          <table:table-cell table:number-columns-repeated="4"/>
          <table:table-cell table:style-name="Default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CL1, I2C</text:p>
          </table:table-cell>
          <table:table-cell table:number-columns-repeated="4"/>
          <table:table-cell table:style-name="Default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0 V</text:p>
          </table:table-cell>
          <table:table-cell table:number-columns-repeated="4"/>
          <table:table-cell table:style-name="Default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(GPIO_GCLK)</text:p>
          </table:table-cell>
          <table:table-cell table:number-columns-repeated="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(TXD0)</text:p>
          </table:table-cell>
          <table:table-cell table:number-columns-repeated="5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 V</text:p>
          </table:table-cell>
          <table:table-cell table:number-columns-repeated="5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(RXD0)</text:p>
          </table:table-cell>
          <table:table-cell table:number-columns-repeated="5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(GPIO_GEN0)</text:p>
          </table:table-cell>
          <table:table-cell table:number-columns-repeated="5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(GPIO_GEN1)</text:p>
          </table:table-cell>
          <table:table-cell table:number-columns-repeated="5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(GPIO_GEN2)</text:p>
          </table:table-cell>
          <table:table-cell table:number-columns-repeated="5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0 V</text:p>
          </table:table-cell>
          <table:table-cell table:number-columns-repeated="5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(GPIO_GEN3)</text:p>
          </table:table-cell>
          <table:table-cell table:number-columns-repeated="5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(GPIO_GEN4)</text:p>
          </table:table-cell>
          <table:table-cell table:number-columns-repeated="5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3.3 V</text:p>
          </table:table-cell>
          <table:table-cell table:number-columns-repeated="5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(GPIO_GEN5)</text:p>
          </table:table-cell>
          <table:table-cell table:number-columns-repeated="5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(SPI_MOSI)</text:p>
          </table:table-cell>
          <table:table-cell table:number-columns-repeated="5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0 V</text:p>
          </table:table-cell>
          <table:table-cell table:number-columns-repeated="5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(SPI_MISO)</text:p>
          </table:table-cell>
          <table:table-cell table:number-columns-repeated="5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(GPIO_GEN6)</text:p>
          </table:table-cell>
          <table:table-cell table:number-columns-repeated="5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(SPI_CLK)</text:p>
          </table:table-cell>
          <table:table-cell table:number-columns-repeated="5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(SPI_CE0_N)</text:p>
          </table:table-cell>
          <table:table-cell table:number-columns-repeated="5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0 V</text:p>
          </table:table-cell>
          <table:table-cell table:number-columns-repeated="5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(SPI_CE1_N)</text:p>
          </table:table-cell>
          <table:table-cell table:number-columns-repeated="5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ID_SD (i2C ID EEPROM)</text:p>
          </table:table-cell>
          <table:table-cell table:number-columns-repeated="5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ID_SC (i2C ID EEPROM)</text:p>
          </table:table-cell>
          <table:table-cell table:number-columns-repeated="5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d</text:p>
          </table:table-cell>
          <table:table-cell table:number-columns-repeated="6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0 V</text:p>
          </table:table-cell>
          <table:table-cell table:number-columns-repeated="5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ck</text:p>
          </table:table-cell>
          <table:table-cell table:number-columns-repeated="6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hite</text:p>
          </table:table-cell>
          <table:table-cell table:number-columns-repeated="6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ey</text:p>
          </table:table-cell>
          <table:table-cell table:number-columns-repeated="6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0 V</text:p>
          </table:table-cell>
          <table:table-cell table:number-columns-repeated="5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lue</text:p>
          </table:table-cell>
          <table:table-cell table:number-columns-repeated="6"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een</text:p>
          </table:table-cell>
          <table:table-cell table:number-columns-repeated="6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llow</text:p>
          </table:table-cell>
          <table:table-cell table:number-columns-repeated="6"/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</text:p>
          </table:table-cell>
          <table:table-cell table:number-columns-repeated="6"/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 V</text:p>
          </table:table-cell>
          <table:table-cell table:number-columns-repeated="5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rown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5.26mm" fo:margin-bottom="13.9mm" fo:margin-left="15.35mm" fo:margin-right="14.32mm" style:scale-to="133%" style:table-centering="both" style:writing-mode="lr-tb"/>
      <style:header-style>
        <style:header-footer-properties fo:min-height="3.51mm" fo:margin-left="0mm" fo:margin-right="0mm" fo:margin-bottom="2.5mm"/>
      </style:header-style>
      <style:footer-style>
        <style:header-footer-properties fo:min-height="3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2">00/00/0000</text:date>, <text:time style:data-style-name="N2" text:time-value="13:15:34.9037890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0M44S</meta:editing-duration>
    <meta:editing-cycles>8</meta:editing-cycles>
    <meta:generator>LibreOffice/5.3.1.2$Linux_X86_64 LibreOffice_project/30m0$Build-2</meta:generator>
    <dc:date>2017-07-22T13:20:10.572413384</dc:date>
    <dc:creator>Terry Coles</dc:creator>
    <meta:document-statistic meta:table-count="3" meta:cell-count="156" meta:object-count="0"/>
    <meta:user-defined meta:name="Info 1"/>
    <meta:user-defined meta:name="Info 2"/>
    <meta:user-defined meta:name="Info 3"/>
    <meta:user-defined meta:name="Info 4"/>
  </office:meta>
</office:document-meta>
</file>